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374f" officeooo:paragraph-rsid="001a374f"/>
    </style:style>
    <style:style style:name="P2" style:family="paragraph" style:parent-style-name="Standard">
      <style:text-properties fo:font-size="20pt" fo:font-weight="bold" officeooo:rsid="001a374f" officeooo:paragraph-rsid="001a374f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officeooo:rsid="001a374f" officeooo:paragraph-rsid="001a374f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officeooo:paragraph-rsid="001a374f"/>
    </style:style>
    <style:style style:name="P5" style:family="paragraph" style:parent-style-name="Heading_20_1">
      <style:text-properties officeooo:rsid="001a374f" officeooo:paragraph-rsid="001a374f"/>
    </style:style>
    <style:style style:name="P6" style:family="paragraph" style:parent-style-name="Heading_20_2">
      <style:text-properties officeooo:rsid="001a374f" officeooo:paragraph-rsid="001a374f"/>
    </style:style>
    <style:style style:name="P7" style:family="paragraph" style:parent-style-name="Heading_20_2">
      <style:text-properties officeooo:rsid="001a70dc" officeooo:paragraph-rsid="001a70dc"/>
    </style:style>
    <style:style style:name="P8" style:family="paragraph" style:parent-style-name="Standard" style:list-style-name="L1">
      <style:text-properties fo:font-size="12pt" fo:font-weight="normal" officeooo:rsid="001a374f" officeooo:paragraph-rsid="001a374f" style:font-size-asian="10.5pt" style:font-weight-asian="normal" style:font-size-complex="12pt" style:font-weight-complex="normal"/>
    </style:style>
    <style:style style:name="P9" style:family="paragraph" style:parent-style-name="Text_20_body" style:list-style-name="L2">
      <style:text-properties officeooo:rsid="001a374f" officeooo:paragraph-rsid="001a374f"/>
    </style:style>
    <style:style style:name="P10" style:family="paragraph" style:parent-style-name="Text_20_body" style:list-style-name="L3">
      <style:text-properties officeooo:rsid="001a374f" officeooo:paragraph-rsid="001a374f"/>
    </style:style>
    <style:style style:name="P11" style:family="paragraph" style:parent-style-name="Text_20_body" style:list-style-name="L4">
      <style:text-properties officeooo:rsid="001a374f" officeooo:paragraph-rsid="001a374f"/>
    </style:style>
    <style:style style:name="P12" style:family="paragraph" style:parent-style-name="Text_20_body" style:list-style-name="L4">
      <style:text-properties officeooo:rsid="001a374f" officeooo:paragraph-rsid="001a70dc"/>
    </style:style>
    <style:style style:name="T1" style:family="text">
      <style:text-properties officeooo:rsid="001a374f"/>
    </style:style>
    <style:style style:name="T2" style:family="text">
      <style:text-properties officeooo:rsid="001a70d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dit l’Oréal</text:p>
      <text:h text:style-name="P5" text:outline-level="1">Récapitulatif</text:h>
      <text:p text:style-name="P2"/>
      <text:list text:style-name="L1">
        <text:list-item>
          <text:p text:style-name="P8">Les stagiaires sont supposés connaître le python et la théorie du ML et DL, mais il y a besoin d’uniformiser les pratiques de code. Une demande de révision sur l’ensemble des librairies du domaines en incorporant un maximum de pratique. Il est attendu que 60 % du temps y soit dédiée.</text:p>
        </text:list-item>
        <text:list-item>
          <text:p text:style-name="P8">L’Oréal étant intéressé par le traitement de l’image, il pourrait être intéressant d’accentuer l’aspect traitement de l’image en revenant sur les différentes approches et pas seulement la classification.</text:p>
        </text:list-item>
        <text:list-item>
          <text:p text:style-name="P8">Un besoin de traitement tabulaire existe pour le client et la présentation de librairie telle que XGBoost pourrait être pertinente.</text:p>
        </text:list-item>
        <text:list-item>
          <text:p text:style-name="P8">À des fins de production, il est intéressant de montrer aux stagiaires comment déployer leur code pour en faire une api ou mettre en production</text:p>
        </text:list-item>
      </text:list>
      <text:p text:style-name="P3"/>
      <text:h text:style-name="P5" text:outline-level="1">Programme proposé</text:h>
      <text:h text:style-name="P6" text:outline-level="2">Outils Python pour l’analyse et le traitement de données</text:h>
      <text:list text:style-name="L2">
        <text:list-item>
          <text:p text:style-name="P9">Calcul scientifique avec NumPy</text:p>
        </text:list-item>
        <text:list-item>
          <text:p text:style-name="P9">Traitement de données tabulaires avec Pandas</text:p>
        </text:list-item>
        <text:list-item>
          <text:p text:style-name="P9">Visualisation des données avec Matplotlib et seaborn</text:p>
        </text:list-item>
      </text:list>
      <text:h text:style-name="Heading_20_2" text:outline-level="2">Machi<text:span text:style-name="T1">ne learning avec scikit-learn et XGBoost</text:span></text:h>
      <text:p text:style-name="P1">Révision des algorithmes et de l’utilisation de scikit-learn :</text:p>
      <text:list text:style-name="L3">
        <text:list-item>
          <text:p text:style-name="P10">Régression (linéaire, arbres et foret)</text:p>
        </text:list-item>
        <text:list-item>
          <text:p text:style-name="P10">Classification (régression logistique, SVM, forêt)</text:p>
        </text:list-item>
        <text:list-item>
          <text:p text:style-name="P10">Clustering</text:p>
        </text:list-item>
        <text:list-item>
          <text:p text:style-name="P10">Réduction de dimension (Rappel sur l’utilité de la réduction de dimension, Présentation PCA et démonstration de méthodes non linéaire)</text:p>
        </text:list-item>
        <text:list-item>
          <text:p text:style-name="P10">Techniques boostées avec XGBoost</text:p>
        </text:list-item>
      </text:list>
      <text:h text:style-name="P6" text:outline-level="2">Deep Learning avec Tensorflow et Keras</text:h>
      <text:list xml:id="list795240681" text:style-name="L4">
        <text:list-item>
          <text:p text:style-name="P11">Utilisation de la librairie Keras pour la mise en place de réseaux de neurones pour classification et régression : Réseaux classiques (MLP) <text:span text:style-name="T2">et t</text:span>raitement de l’image (CNN)</text:p>
        </text:list-item>
        <text:list-item>
          <text:p text:style-name="P11">Utilisation de Keras et Tensorflow pour le développement de modèles personnalisés via les outils de spécialisation de modèle :</text:p>
          <text:list>
            <text:list-item>
              <text:p text:style-name="P11"><text:soft-page-break/>Création de couches personnalisées</text:p>
            </text:list-item>
            <text:list-item>
              <text:p text:style-name="P11">Utiliser le GradientTape pour l’implémentation de modèles récents</text:p>
            </text:list-item>
          </text:list>
        </text:list-item>
      </text:list>
      <text:h text:style-name="P7" text:outline-level="2">Modèles avancés pour le traitement d’image</text:h>
      <text:list xml:id="list132629450986015" text:continue-numbering="true" text:style-name="L4">
        <text:list-item>
          <text:p text:style-name="P12"><text:span text:style-name="T2">Techniques d’</text:span>occlusion, détection d’erreur</text:p>
        </text:list-item>
        <text:list-item>
          <text:p text:style-name="P12"><text:span text:style-name="T2">S</text:span>egmentation <text:span text:style-name="T2">d’image</text:span></text:p>
        </text:list-item>
        <text:list-item>
          <text:p text:style-name="P11">Modèle transformeur pour le traitement d’image</text:p>
        </text:list-item>
      </text:list>
      <text:h text:style-name="P6" text:outline-level="2">Mise en production</text:h>
      <text:p text:style-name="P1">Développement et déploiement d’une API de ML</text:p>
      <text:p text:style-name="P4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13:26:29.129000000</dc:date>
    <meta:editing-duration>PT2H27M44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29" meta:word-count="315" meta:character-count="2021" meta:non-whitespace-character-count="1754"/>
  </office:meta>
</office:document-meta>
</file>